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A85CF622DE9E9502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15.75cm" fo:margin-left="0.011cm" fo:margin-top="0cm" fo:margin-bottom="0cm" table:align="left" fo:background-color="transparent" style:writing-mode="lr-tb">
        <style:background-image/>
      </style:table-properties>
    </style:style>
    <style:style style:name="Table1.A" style:family="table-column">
      <style:table-column-properties style:column-width="2.933cm"/>
    </style:style>
    <style:style style:name="Table1.B" style:family="table-column">
      <style:table-column-properties style:column-width="0.794cm"/>
    </style:style>
    <style:style style:name="Table1.C" style:family="table-column">
      <style:table-column-properties style:column-width="0.815cm"/>
    </style:style>
    <style:style style:name="Table1.F" style:family="table-column">
      <style:table-column-properties style:column-width="0.817cm"/>
    </style:style>
    <style:style style:name="Table1.I" style:family="table-column">
      <style:table-column-properties style:column-width="0.838cm"/>
    </style:style>
    <style:style style:name="Table1.J" style:family="table-column">
      <style:table-column-properties style:column-width="0.771cm"/>
    </style:style>
    <style:style style:name="Table1.Q" style:family="table-column">
      <style:table-column-properties style:column-width="0.801cm"/>
    </style:style>
    <style:style style:name="Table1.1" style:family="table-row">
      <style:table-row-properties style:min-row-height="0.801cm" fo:background-color="transparent" fo:keep-together="auto">
        <style:background-image/>
      </style:table-row-properties>
    </style:style>
    <style:style style:name="Table1.A1" style:family="table-cell">
      <style:table-cell-properties style:vertical-align="bottom" fo:background-color="transparent" fo:padding="0.097cm" fo:border-left="0.5pt solid #000000" fo:border-right="none" fo:border-top="0.5pt solid #000000" fo:border-bottom="0.5pt solid #000000">
        <style:background-image xlink:href="Pictures/10000201000001E9000000A85CF622DE9E950299.png" xlink:type="simple" xlink:actuate="onLoad" style:repeat="stretch"/>
      </style:table-cell-properties>
    </style:style>
    <style:style style:name="Table1.B1" style:family="table-cell">
      <style:table-cell-properties style:vertical-align="bottom" fo:background-color="#dee6ef" fo:padding="0.097cm" fo:border-left="0.5pt solid #000000" fo:border-right="none" fo:border-top="0.5pt solid #000000" fo:border-bottom="0.5pt solid #000000">
        <style:background-image/>
      </style:table-cell-properties>
    </style:style>
    <style:style style:name="Table1.Q1" style:family="table-cell">
      <style:table-cell-properties style:vertical-align="bottom" fo:background-color="#dee6ef" fo:padding="0.097cm" fo:border="0.5pt solid #000000">
        <style:background-image/>
      </style:table-cell-properties>
    </style:style>
    <style:style style:name="Table1.2" style:family="table-row">
      <style:table-row-properties style:min-row-height="0.452cm" fo:keep-together="auto"/>
    </style:style>
    <style:style style:name="Table1.A2" style:family="table-cell">
      <style:table-cell-properties style:vertical-align="bottom" fo:background-color="#dee6ef" fo:padding="0.097cm" fo:border-left="0.5pt solid #000000" fo:border-right="none" fo:border-top="none" fo:border-bottom="0.5pt solid #000000">
        <style:background-image/>
      </style:table-cell-properties>
    </style:style>
    <style:style style:name="Table1.B2" style:family="table-cell">
      <style:table-cell-properties style:vertical-align="bottom" fo:background-color="#3465a4" fo:padding="0.097cm" fo:border-left="0.5pt solid #000000" fo:border-right="none" fo:border-top="none" fo:border-bottom="0.5pt solid #000000">
        <style:background-image/>
      </style:table-cell-properties>
    </style:style>
    <style:style style:name="Table1.Q2" style:family="table-cell">
      <style:table-cell-properties style:vertical-align="bottom" fo:background-color="#dee6ef" fo:padding="0.097cm" fo:border-left="0.5pt solid #000000" fo:border-right="0.5pt solid #000000" fo:border-top="none" fo:border-bottom="0.5pt solid #000000">
        <style:background-image/>
      </style:table-cell-properties>
    </style:style>
    <style:style style:name="Table1.3" style:family="table-row">
      <style:table-row-properties style:min-row-height="0.452cm" fo:keep-together="auto"/>
    </style:style>
    <style:style style:name="Table1.4" style:family="table-row">
      <style:table-row-properties style:min-row-height="0.452cm" fo:keep-together="auto"/>
    </style:style>
    <style:style style:name="Table1.5" style:family="table-row">
      <style:table-row-properties style:min-row-height="0.452cm" fo:keep-together="auto"/>
    </style:style>
    <style:style style:name="Table1.6" style:family="table-row">
      <style:table-row-properties style:min-row-height="0.452cm" fo:keep-together="auto"/>
    </style:style>
    <style:style style:name="Table1.7" style:family="table-row">
      <style:table-row-properties style:min-row-height="0.452cm" fo:keep-together="auto"/>
    </style:style>
    <style:style style:name="Table1.8" style:family="table-row">
      <style:table-row-properties style:min-row-height="0.452cm" fo:keep-together="auto"/>
    </style:style>
    <style:style style:name="Table1.9" style:family="table-row">
      <style:table-row-properties style:min-row-height="0.452cm" fo:keep-together="auto"/>
    </style:style>
    <style:style style:name="Table1.10" style:family="table-row">
      <style:table-row-properties style:min-row-height="0.452cm" fo:keep-together="auto"/>
    </style:style>
    <style:style style:name="Table1.11" style:family="table-row">
      <style:table-row-properties style:min-row-height="0.452cm" fo:keep-together="auto"/>
    </style:style>
    <style:style style:name="Table1.12" style:family="table-row">
      <style:table-row-properties style:min-row-height="0.452cm" fo:keep-together="auto"/>
    </style:style>
    <style:style style:name="Table1.13" style:family="table-row">
      <style:table-row-properties style:min-row-height="0.452cm" fo:keep-together="auto"/>
    </style:style>
    <style:style style:name="Table1.14" style:family="table-row">
      <style:table-row-properties style:min-row-height="0.452cm" fo:keep-together="auto"/>
    </style:style>
    <style:style style:name="Table1.Q14" style:family="table-cell">
      <style:table-cell-properties style:vertical-align="bottom" fo:background-color="#3465a4"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officeooo:rsid="0016307d" officeooo:paragraph-rsid="0016307d"/>
    </style:style>
    <style:style style:name="P2" style:family="paragraph" style:parent-style-name="Table_20_Contents">
      <style:paragraph-properties fo:text-align="center" style:justify-single-word="false"/>
      <style:text-properties officeooo:rsid="0016307d" officeooo:paragraph-rsid="0016307d"/>
    </style:style>
    <style:style style:name="P3" style:family="paragraph" style:parent-style-name="Table_20_Contents">
      <style:text-properties officeooo:rsid="0017f513" officeooo:paragraph-rsid="0017f513"/>
    </style:style>
    <style:style style:name="P4" style:family="paragraph" style:parent-style-name="Table_20_Contents">
      <style:text-properties officeooo:rsid="002fd123" officeooo:paragraph-rsid="002fd123"/>
    </style:style>
    <style:style style:name="P5" style:family="paragraph" style:parent-style-name="Table_20_Contents">
      <style:text-properties style:use-window-font-color="true" style:font-name="Liberation Serif" fo:font-size="12pt" officeooo:rsid="002fd123" officeooo:paragraph-rsid="002fd123" style:letter-kerning="true" style:font-name-asian="Courier New1" style:font-size-asian="12pt" style:font-name-complex="Liberation Serif1" style:font-size-complex="12pt"/>
    </style:style>
    <style:style style:name="P6" style:family="paragraph" style:parent-style-name="Table_20_Contents">
      <style:text-properties officeooo:rsid="00501c96" officeooo:paragraph-rsid="00501c96"/>
    </style:style>
    <style:style style:name="P7" style:family="paragraph" style:parent-style-name="Table_20_Contents">
      <style:text-properties officeooo:rsid="0053ee16" officeooo:paragraph-rsid="0053ee16"/>
    </style:style>
    <style:style style:name="P8" style:family="paragraph" style:parent-style-name="Standard">
      <style:paragraph-properties fo:line-height="100%"/>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line-height="100%" fo:text-align="justify" style:justify-single-word="false"/>
      <style:text-properties officeooo:paragraph-rsid="002ea143"/>
    </style:style>
    <style:style style:name="P12" style:family="paragraph" style:parent-style-name="Standard">
      <style:paragraph-properties fo:line-height="100%">
        <style:tab-stops>
          <style:tab-stop style:position="2.54cm" style:type="center"/>
        </style:tab-stops>
      </style:paragraph-properties>
    </style:style>
    <style:style style:name="P13" style:family="paragraph" style:parent-style-name="Standard">
      <style:paragraph-properties fo:line-height="100%"/>
      <style:text-properties officeooo:paragraph-rsid="002d0cfb"/>
    </style:style>
    <style:style style:name="P14" style:family="paragraph" style:parent-style-name="Standard">
      <style:paragraph-properties fo:line-height="100%"/>
      <style:text-properties officeooo:paragraph-rsid="003aafaa"/>
    </style:style>
    <style:style style:name="P15" style:family="paragraph" style:parent-style-name="Standard">
      <style:paragraph-properties fo:line-height="100%" fo:text-align="start" style:justify-single-word="false">
        <style:tab-stops>
          <style:tab-stop style:position="4.911cm"/>
          <style:tab-stop style:position="12.848cm" style:type="center"/>
          <style:tab-stop style:position="13.335cm" style:type="center"/>
        </style:tab-stops>
      </style:paragraph-properties>
      <style:text-properties officeooo:paragraph-rsid="005bdcde"/>
    </style:style>
    <style:style style:name="P16" style:family="paragraph" style:parent-style-name="Standard">
      <style:paragraph-properties fo:line-height="100%"/>
      <style:text-properties fo:font-size="14pt" style:font-size-asian="14pt"/>
    </style:style>
    <style:style style:name="P17" style:family="paragraph" style:parent-style-name="Standard">
      <style:paragraph-properties fo:line-height="100%"/>
      <style:text-properties fo:font-size="14pt" fo:font-weight="bold" style:font-size-asian="14pt" style:font-weight-asian="bold"/>
    </style:style>
    <style:style style:name="P18" style:family="paragraph" style:parent-style-name="Standard">
      <style:paragraph-properties fo:line-height="100%" fo:text-align="justify" style:justify-single-word="false"/>
      <style:text-properties fo:font-size="14pt" fo:font-weight="bold" style:font-size-asian="14pt" style:font-weight-asian="bold"/>
    </style:style>
    <style:style style:name="P19" style:family="paragraph" style:parent-style-name="Standard">
      <style:paragraph-properties fo:line-height="100%" fo:text-align="justify" style:justify-single-word="false"/>
      <style:text-properties officeooo:rsid="0016307d" officeooo:paragraph-rsid="0016307d"/>
    </style:style>
    <style:style style:name="P20" style:family="paragraph" style:parent-style-name="Standard">
      <style:text-properties fo:font-style="normal" officeooo:rsid="0028370f" officeooo:paragraph-rsid="0028370f" style:font-style-asian="normal" style:font-style-complex="normal"/>
    </style:style>
    <style:style style:name="P21" style:family="paragraph" style:parent-style-name="Standard">
      <style:text-properties fo:font-style="normal" officeooo:rsid="00291737" officeooo:paragraph-rsid="00291737" style:font-style-asian="normal" style:font-style-complex="normal"/>
    </style:style>
    <style:style style:name="P22" style:family="paragraph" style:parent-style-name="Standard">
      <style:paragraph-properties fo:line-height="100%" fo:text-align="center" style:justify-single-word="false"/>
      <style:text-properties fo:font-style="normal" officeooo:paragraph-rsid="0017f513" fo:background-color="transparent" style:font-style-asian="normal" style:font-style-complex="normal"/>
    </style:style>
    <style:style style:name="P23" style:family="paragraph" style:parent-style-name="Standard">
      <style:text-properties fo:font-style="italic" officeooo:rsid="00185029" officeooo:paragraph-rsid="00291737" style:font-style-asian="italic" style:font-style-complex="italic"/>
    </style:style>
    <style:style style:name="P24" style:family="paragraph" style:parent-style-name="Standard">
      <style:text-properties fo:font-style="italic" officeooo:rsid="0028370f" officeooo:paragraph-rsid="0028370f" style:font-style-asian="italic" style:font-style-complex="italic"/>
    </style:style>
    <style:style style:name="P25" style:family="paragraph" style:parent-style-name="Standard">
      <style:paragraph-properties fo:line-height="100%" fo:text-align="end" style:justify-single-word="false"/>
      <style:text-properties fo:font-style="italic" officeooo:rsid="0016307d" officeooo:paragraph-rsid="0016307d" fo:background-color="#bcbcbc" style:font-style-asian="italic" style:font-style-complex="italic"/>
    </style:style>
    <style:style style:name="P26" style:family="paragraph" style:parent-style-name="Standard">
      <style:paragraph-properties fo:line-height="100%"/>
      <style:text-properties officeooo:rsid="00388c66" officeooo:paragraph-rsid="003aafaa"/>
    </style:style>
    <style:style style:name="P27" style:family="paragraph" style:parent-style-name="Standard">
      <style:paragraph-properties fo:line-height="100%"/>
      <style:text-properties officeooo:rsid="0032cd6c" officeooo:paragraph-rsid="0032cd6c"/>
    </style:style>
    <style:style style:name="P28" style:family="paragraph" style:parent-style-name="Standard">
      <style:paragraph-properties fo:line-height="100%"/>
      <style:text-properties officeooo:rsid="003d844d" officeooo:paragraph-rsid="003d844d"/>
    </style:style>
    <style:style style:name="P29" style:family="paragraph" style:parent-style-name="Standard">
      <style:text-properties officeooo:paragraph-rsid="00512eda"/>
    </style:style>
    <style:style style:name="P30" style:family="paragraph" style:parent-style-name="Standard">
      <style:paragraph-properties fo:line-height="100%" fo:text-align="justify" style:justify-single-word="false"/>
      <style:text-properties fo:background-color="transparent"/>
    </style:style>
    <style:style style:name="P31" style:family="paragraph" style:parent-style-name="Standard">
      <style:paragraph-properties fo:line-height="100%" fo:text-align="start" style:justify-single-word="false">
        <style:tab-stops>
          <style:tab-stop style:position="4.911cm"/>
          <style:tab-stop style:position="12.848cm" style:type="center"/>
        </style:tab-stops>
      </style:paragraph-properties>
      <style:text-properties fo:font-size="11pt" officeooo:paragraph-rsid="0016307d" fo:background-color="transparent" style:font-size-asian="11pt"/>
    </style:style>
    <style:style style:name="P32" style:family="paragraph" style:parent-style-name="Standard">
      <style:paragraph-properties fo:line-height="100%" fo:text-align="center" style:justify-single-word="false" fo:break-before="page"/>
      <style:text-properties fo:font-size="20pt" officeooo:paragraph-rsid="0017f513" style:font-size-asian="20pt"/>
    </style:style>
    <style:style style:name="P33" style:family="paragraph" style:parent-style-name="Standard">
      <style:paragraph-properties fo:margin-top="0cm" fo:margin-bottom="0.21cm" loext:contextual-spacing="false" fo:line-height="100%" fo:text-align="justify" style:justify-single-word="false"/>
    </style:style>
    <style:style style:name="P34" style:family="paragraph" style:parent-style-name="Standard">
      <style:paragraph-properties fo:margin-top="0cm" fo:margin-bottom="0.21cm" loext:contextual-spacing="false" fo:line-height="100%" fo:text-align="justify" style:justify-single-word="false"/>
      <style:text-properties fo:font-style="italic" officeooo:rsid="0016307d" officeooo:paragraph-rsid="0016307d" fo:background-color="#bcbcbc" style:font-style-asian="italic" style:font-style-complex="italic"/>
    </style:style>
    <style:style style:name="P35" style:family="paragraph" style:parent-style-name="Standard" style:list-style-name="L1">
      <style:text-properties fo:font-style="normal" officeooo:rsid="002ab07c" officeooo:paragraph-rsid="002ab07c" style:font-style-asian="normal" style:font-style-complex="normal"/>
    </style:style>
    <style:style style:name="P36" style:family="paragraph" style:parent-style-name="Standard">
      <style:paragraph-properties fo:line-height="100%" fo:text-align="justify" style:justify-single-word="false"/>
      <style:text-properties fo:font-style="normal" officeooo:rsid="0016307d" officeooo:paragraph-rsid="0061890a" style:font-style-asian="normal" style:font-style-complex="normal"/>
    </style:style>
    <style:style style:name="P37" style:family="paragraph" style:parent-style-name="Standard" style:list-style-name="L1">
      <style:text-properties style:use-window-font-color="true" style:font-name="Liberation Serif" fo:font-size="12pt" fo:font-style="normal" officeooo:rsid="002ab07c" officeooo:paragraph-rsid="002ab07c" style:letter-kerning="true" style:font-name-asian="FreeSans" style:font-size-asian="12pt" style:font-style-asian="normal" style:font-name-complex="Liberation Serif1" style:font-size-complex="12pt" style:font-style-complex="normal"/>
    </style:style>
    <style:style style:name="P38" style:family="paragraph" style:parent-style-name="Standard">
      <style:text-properties fo:font-style="italic" officeooo:rsid="0016307d" style:font-style-asian="italic" style:font-style-complex="italic"/>
    </style:style>
    <style:style style:name="P39" style:family="paragraph" style:parent-style-name="Standard">
      <style:paragraph-properties fo:text-align="justify" style:justify-single-word="false">
        <style:tab-stops/>
      </style:paragraph-properties>
    </style:style>
    <style:style style:name="P40" style:family="paragraph" style:parent-style-name="Standard">
      <style:paragraph-properties fo:text-align="center" style:justify-single-word="false">
        <style:tab-stops/>
      </style:paragraph-properties>
    </style:style>
    <style:style style:name="P41" style:family="paragraph" style:parent-style-name="Standard">
      <style:paragraph-properties fo:text-align="center" style:justify-single-word="false">
        <style:tab-stops/>
      </style:paragraph-properties>
      <style:text-properties officeooo:rsid="0060b2a8" officeooo:paragraph-rsid="0060b2a8"/>
    </style:style>
    <style:style style:name="P42" style:family="paragraph" style:parent-style-name="Standard">
      <style:text-properties officeooo:paragraph-rsid="0052f74e"/>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text-underline-style="none" officeooo:rsid="0016307d" fo:background-color="#bcbcbc" loext:char-shading-value="0" style:font-style-asian="italic" style:font-style-complex="italic"/>
    </style:style>
    <style:style style:name="T5" style:family="text">
      <style:text-properties style:use-window-font-color="true" style:font-name="Liberation Serif" fo:font-size="12pt" officeooo:rsid="002696e0" style:letter-kerning="true" style:font-name-asian="FreeSans" style:font-size-asian="12pt" style:font-name-complex="Liberation Serif1" style:font-size-complex="12pt"/>
    </style:style>
    <style:style style:name="T6" style:family="text">
      <style:text-properties style:use-window-font-color="true" style:font-name="Liberation Serif" fo:font-size="12pt" officeooo:rsid="002ea143" style:letter-kerning="true" style:font-name-asian="FreeSans" style:font-size-asian="12pt" style:font-name-complex="Liberation Serif1" style:font-size-complex="12pt"/>
    </style:style>
    <style:style style:name="T7" style:family="text">
      <style:text-properties style:use-window-font-color="true" style:font-name="Liberation Serif" fo:font-size="12pt" officeooo:rsid="002eb0d0" style:letter-kerning="true" style:font-name-asian="FreeSans" style:font-size-asian="12pt" style:font-name-complex="Liberation Serif1" style:font-size-complex="12pt"/>
    </style:style>
    <style:style style:name="T8" style:family="text">
      <style:text-properties style:use-window-font-color="true" style:font-name="Liberation Serif" fo:font-size="12pt" officeooo:rsid="002f1e9c" style:letter-kerning="true" style:font-name-asian="FreeSans" style:font-size-asian="12pt" style:font-name-complex="Liberation Serif1" style:font-size-complex="12pt"/>
    </style:style>
    <style:style style:name="T9" style:family="text">
      <style:text-properties style:use-window-font-color="true" style:font-name="Liberation Serif" fo:font-size="12pt" officeooo:rsid="002b3fc9" style:letter-kerning="true" style:font-name-asian="FreeSans" style:font-size-asian="12pt" style:font-name-complex="Liberation Serif1" style:font-size-complex="12pt"/>
    </style:style>
    <style:style style:name="T10" style:family="text">
      <style:text-properties style:use-window-font-color="true" style:font-name="Liberation Serif" fo:font-size="12pt" officeooo:rsid="0037f645" style:letter-kerning="true" style:font-name-asian="FreeSans" style:font-size-asian="12pt" style:font-name-complex="Liberation Serif1" style:font-size-complex="12pt"/>
    </style:style>
    <style:style style:name="T11" style:family="text">
      <style:text-properties style:use-window-font-color="true" style:font-name="Liberation Serif" fo:font-size="12pt" officeooo:rsid="0038cace" style:letter-kerning="true" style:font-name-asian="FreeSans" style:font-size-asian="12pt" style:font-name-complex="Liberation Serif1" style:font-size-complex="12pt"/>
    </style:style>
    <style:style style:name="T12" style:family="text">
      <style:text-properties style:use-window-font-color="true" style:font-name="Liberation Serif" fo:font-size="12pt" officeooo:rsid="003aafaa" style:letter-kerning="true" style:font-name-asian="FreeSans" style:font-size-asian="12pt" style:font-name-complex="Liberation Serif1" style:font-size-complex="12pt"/>
    </style:style>
    <style:style style:name="T13" style:family="text">
      <style:text-properties style:use-window-font-color="true" style:font-name="Liberation Serif" fo:font-size="12pt" officeooo:rsid="0052f74e" style:letter-kerning="true" style:font-name-asian="FreeSans" style:font-size-asian="12pt" style:font-name-complex="Liberation Serif1" style:font-size-complex="12pt"/>
    </style:style>
    <style:style style:name="T14" style:family="text">
      <style:text-properties style:use-window-font-color="true" style:font-name="Liberation Serif" fo:font-size="12pt" officeooo:rsid="00558a4f" style:letter-kerning="true" style:font-name-asian="FreeSans" style:font-size-asian="12pt" style:font-name-complex="Liberation Serif1" style:font-size-complex="12pt"/>
    </style:style>
    <style:style style:name="T15" style:family="text">
      <style:text-properties style:use-window-font-color="true" style:font-name="Liberation Serif" fo:font-size="12pt" officeooo:rsid="0046a242" style:letter-kerning="true" style:font-name-asian="FreeSans" style:font-size-asian="12pt" style:language-asian="hi" style:country-asian="IN" style:font-name-complex="Liberation Serif1" style:font-size-complex="12pt"/>
    </style:style>
    <style:style style:name="T16" style:family="text">
      <style:text-properties style:use-window-font-color="true" style:font-name="Liberation Serif" fo:font-size="12pt" officeooo:rsid="0048258a" style:letter-kerning="true" style:font-name-asian="FreeSans" style:font-size-asian="12pt" style:language-asian="hi" style:country-asian="IN" style:font-name-complex="Liberation Serif1" style:font-size-complex="12pt"/>
    </style:style>
    <style:style style:name="T17" style:family="text">
      <style:text-properties style:use-window-font-color="true" style:font-name="Liberation Serif" fo:font-size="12pt" officeooo:rsid="004d13cc" style:letter-kerning="true" style:font-name-asian="FreeSans" style:font-size-asian="12pt" style:language-asian="hi" style:country-asian="IN" style:font-name-complex="Liberation Serif1" style:font-size-complex="12pt"/>
    </style:style>
    <style:style style:name="T18" style:family="text">
      <style:text-properties style:use-window-font-color="true" style:font-name="Liberation Serif" fo:font-size="12pt" officeooo:rsid="004dc111" style:letter-kerning="true" style:font-name-asian="FreeSans" style:font-size-asian="12pt" style:language-asian="hi" style:country-asian="IN" style:font-name-complex="Liberation Serif1" style:font-size-complex="12pt"/>
    </style:style>
    <style:style style:name="T19" style:family="text">
      <style:text-properties style:use-window-font-color="true" style:font-name="Liberation Serif" fo:font-size="12pt" officeooo:rsid="004efcb7" style:letter-kerning="true" style:font-name-asian="FreeSans" style:font-size-asian="12pt" style:language-asian="hi" style:country-asian="IN" style:font-name-complex="Liberation Serif1" style:font-size-complex="12pt"/>
    </style:style>
    <style:style style:name="T20" style:family="text">
      <style:text-properties style:use-window-font-color="true" style:font-name="Liberation Serif" fo:font-size="12pt" officeooo:rsid="00512eda" style:letter-kerning="true" style:font-name-asian="FreeSans" style:font-size-asian="12pt" style:language-asian="hi" style:country-asian="IN" style:font-name-complex="Liberation Serif1" style:font-size-complex="12pt"/>
    </style:style>
    <style:style style:name="T21" style:family="text">
      <style:text-properties style:use-window-font-color="true" style:font-name="Liberation Serif" fo:font-size="12pt" officeooo:rsid="00543f62" style:letter-kerning="true" style:font-name-asian="FreeSans" style:font-size-asian="12pt" style:language-asian="hi" style:country-asian="IN" style:font-name-complex="Liberation Serif1" style:font-size-complex="12pt"/>
    </style:style>
    <style:style style:name="T22" style:family="text">
      <style:text-properties style:use-window-font-color="true" style:font-name="Liberation Serif" fo:font-size="12pt" fo:font-style="normal" style:text-underline-style="none" officeooo:rsid="005bdcde" style:letter-kerning="true" fo:background-color="transparent" loext:char-shading-value="0" style:font-name-asian="FreeSans" style:font-size-asian="12pt" style:language-asian="hi" style:country-asian="IN" style:font-style-asian="normal" style:font-name-complex="Liberation Serif1" style:font-size-complex="12pt" style:font-style-complex="normal"/>
    </style:style>
    <style:style style:name="T23" style:family="text">
      <style:text-properties style:use-window-font-color="true" style:font-name="Liberation Serif" fo:font-size="12pt" fo:font-style="normal" officeooo:rsid="005bdcde" style:letter-kerning="true" fo:background-color="transparent" loext:char-shading-value="0" style:font-name-asian="FreeSans" style:font-size-asian="12pt" style:language-asian="hi" style:country-asian="IN" style:font-style-asian="normal" style:font-name-complex="Liberation Serif1" style:font-size-complex="12pt" style:font-style-complex="normal"/>
    </style:style>
    <style:style style:name="T24" style:family="text">
      <style:text-properties style:use-window-font-color="true" style:font-name="Liberation Serif" fo:font-size="12pt" fo:font-style="normal" officeooo:rsid="002696e0" style:letter-kerning="true" fo:background-color="transparent" loext:char-shading-value="0" style:font-name-asian="FreeSans" style:font-size-asian="12pt" style:language-asian="hi" style:country-asian="IN" style:font-style-asian="normal" style:font-name-complex="Liberation Serif1" style:font-size-complex="12pt" style:font-style-complex="normal"/>
    </style:style>
    <style:style style:name="T25" style:family="text">
      <style:text-properties style:use-window-font-color="true" style:font-name="Liberation Serif" fo:font-size="14pt" style:text-underline-style="none" officeooo:rsid="002696e0" style:letter-kerning="true" style:font-name-asian="FreeSans" style:font-size-asian="14pt" style:font-name-complex="Liberation Serif1" style:font-size-complex="12pt"/>
    </style:style>
    <style:style style:name="T26" style:family="text">
      <style:text-properties style:use-window-font-color="true" style:font-name="Liberation Serif" fo:font-size="14pt" style:text-underline-style="none" officeooo:rsid="001b0dc1" style:letter-kerning="true" style:font-name-asian="FreeSans" style:font-size-asian="14pt" style:font-name-complex="Liberation Serif1" style:font-size-complex="12pt"/>
    </style:style>
    <style:style style:name="T27" style:family="text">
      <style:text-properties officeooo:rsid="001bd595"/>
    </style:style>
    <style:style style:name="T28" style:family="text">
      <style:text-properties officeooo:rsid="001ccc4e"/>
    </style:style>
    <style:style style:name="T29" style:family="text">
      <style:text-properties officeooo:rsid="001cec69"/>
    </style:style>
    <style:style style:name="T30" style:family="text">
      <style:text-properties officeooo:rsid="001e2d70"/>
    </style:style>
    <style:style style:name="T31" style:family="text">
      <style:text-properties officeooo:rsid="002696e0"/>
    </style:style>
    <style:style style:name="T32" style:family="text">
      <style:text-properties officeooo:rsid="002f3878"/>
    </style:style>
    <style:style style:name="T33" style:family="text">
      <style:text-properties officeooo:rsid="003213b3"/>
    </style:style>
    <style:style style:name="T34" style:family="text">
      <style:text-properties officeooo:rsid="003d844d"/>
    </style:style>
    <style:style style:name="T35" style:family="text">
      <style:text-properties officeooo:rsid="0042ed38"/>
    </style:style>
    <style:style style:name="T36" style:family="text">
      <style:text-properties officeooo:rsid="002b3fc9"/>
    </style:style>
    <style:style style:name="T37" style:family="text">
      <style:text-properties officeooo:rsid="002b4a7d"/>
    </style:style>
    <style:style style:name="T38" style:family="text">
      <style:text-properties officeooo:rsid="003aafaa"/>
    </style:style>
    <style:style style:name="T39" style:family="text">
      <style:text-properties officeooo:rsid="0052f74e"/>
    </style:style>
    <style:style style:name="T40" style:family="text">
      <style:text-properties officeooo:rsid="00558a4f"/>
    </style:style>
    <style:style style:name="T41" style:family="text">
      <style:text-properties officeooo:rsid="005a21a0"/>
    </style:style>
    <style:style style:name="T42" style:family="text">
      <style:text-properties officeooo:rsid="005bdcde"/>
    </style:style>
    <style:style style:name="T43" style:family="text">
      <style:text-properties fo:background-color="transparent" loext:char-shading-value="0"/>
    </style:style>
    <style:style style:name="T44" style:family="text">
      <style:text-properties officeooo:rsid="0017f513" fo:background-color="transparent" loext:char-shading-value="0"/>
    </style:style>
    <style:style style:name="T45" style:family="text">
      <style:text-properties officeooo:rsid="005bdcde" fo:background-color="transparent" loext:char-shading-value="0"/>
    </style:style>
    <style:style style:name="T46" style:family="text">
      <style:text-properties officeooo:rsid="005c14e9"/>
    </style:style>
    <style:style style:name="T47" style:family="text">
      <style:text-properties officeooo:rsid="006189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9"/>
        <text:p text:style-name="P9"/>
        <text:p text:style-name="P9">Bahía Blanca, <text:span text:style-name="T4">fecha</text:span></text:p>
        <text:p text:style-name="P9"/>
        <text:p text:style-name="P9"/>
        <text:p text:style-name="P8">Señor Director Decano</text:p>
        <text:p text:style-name="P8">Departamento de Ciencias e Ingeniería de la Computación</text:p>
        <text:p text:style-name="P8">Dr. Marcelo A. Falappa</text:p>
        <text:p text:style-name="P8">S/D</text:p>
        <text:p text:style-name="P8"/>
        <text:p text:style-name="P10"/>
        <text:p text:style-name="P10"><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22">2013</text:span> de <text:span text:style-name="T43">l</text:span><text:span text:style-name="T44">a </text:span><text:span text:style-name="T45">Ingeniería</text:span><text:span text:style-name="T22"> en Computación.</text:span></text:p>
        <text:p text:style-name="P30"/>
        <text:p text:style-name="P30">Sin otro particular lo saluda atte.</text:p>
        <text:p text:style-name="P30"/>
        <text:p text:style-name="P30"/>
        <text:p text:style-name="P30"/>
        <text:p text:style-name="P15"><text:span text:style-name="T43"><text:tab/><text:tab/></text:span><text:span text:style-name="T23">Nicol</text:span><text:span text:style-name="T24">á</text:span><text:span text:style-name="T23">s Landau</text:span></text:p>
        <text:p text:style-name="P31"><text:tab/><text:tab/>L.U: <text:span text:style-name="T42">103750</text:span></text:p>
        <text:p text:style-name="P31"><text:tab/><text:tab/>e-mail: <text:span text:style-name="T42">nlandau91@gmail.com</text:span></text:p>
      </text:section>
      <text:section text:style-name="Sect1" text:name="Section3">
        <text:p text:style-name="P32">Propuesta de Plan de Proyecto Final</text:p>
        <text:p text:style-name="P22"><text:span text:style-name="T25">Ingeniería</text:span><text:span text:style-name="T26"> en </text:span><text:span text:style-name="T25">Computación</text:span><text:span text:style-name="T1"> – Plan </text:span><text:span text:style-name="T26">2013</text:span></text:p>
        <text:p text:style-name="P16"/>
        <text:p text:style-name="P10"><text:span text:style-name="T2">Título/Tema</text:span>: <text:span text:style-name="T21">P</text:span><text:span text:style-name="T27">reprocesado, </text:span><text:span text:style-name="T31">análisis</text:span><text:span text:style-name="T27"> y </text:span><text:span text:style-name="T31">comparación</text:span><text:span text:style-name="T27"> de huellas dactilares.</text:span></text:p>
        <text:p text:style-name="P10"><text:span text:style-name="T2">Área o Dominio de Aplicación:</text:span> <text:span text:style-name="T28">Procesamiento de </text:span><text:span text:style-name="T31">Imágenes</text:span><text:span text:style-name="T28">, </text:span><text:span text:style-name="T31">Visión</text:span><text:span text:style-name="T28"> por Computadora.</text:span></text:p>
        <text:p text:style-name="P12"><text:span text:style-name="T2">Alumno</text:span>: <text:span text:style-name="T29">Nicolas Landau.</text:span></text:p>
        <text:p text:style-name="P10"><text:span text:style-name="T2">Director</text:span>: <text:span text:style-name="T46">Dana K. Urribarri.</text:span></text:p>
        <text:p text:style-name="P19"><text:span text:style-name="T3">Co-director</text:span>: …</text:p>
        <text:p text:style-name="P19"><text:span text:style-name="T3">Auxiliar colaborador</text:span>: …</text:p>
        <text:p text:style-name="P10"/>
        <text:p text:style-name="P10"/>
        <text:p text:style-name="P18">Introducción</text:p>
        <text:p text:style-name="P29"><text:span text:style-name="T30">El </text:span><text:span text:style-name="T31">análisis</text:span><text:span text:style-name="T30"> de huellas dactilares es un </text:span><text:span text:style-name="T5">método</text:span><text:span text:style-name="T30"> de </text:span><text:span text:style-name="T31">identificación</text:span><text:span text:style-name="T30"> biom</text:span><text:span text:style-name="T5">é</text:span><text:span text:style-name="T30">trico ampliamente utilizado en todo el mundo. </text:span><text:span text:style-name="T15">Originalmente utilizado en el campo forense, hoy en </text:span><text:span text:style-name="T20">día</text:span><text:span text:style-name="T15"> se utiliza para </text:span><text:span text:style-name="T20">identificación</text:span><text:span text:style-name="T15"> <text:s/></text:span><text:span text:style-name="T20">verificación</text:span><text:span text:style-name="T15"> en diversos </text:span><text:span text:style-name="T20">ámbitos</text:span><text:span text:style-name="T15"> que van desde lo criminal</text:span><text:span text:style-name="T20">ís</text:span><text:span text:style-name="T15">tico hasta tomar una </text:span><text:span text:style-name="T20">fotografiá</text:span><text:span text:style-name="T15"> con un celular. </text:span><text:span text:style-name="T16">Par</text:span><text:span text:style-name="T17">a </text:span><text:span text:style-name="T16">poder suplir estas demandas cada vez mayores, se necesita implementar sistemas automatizados de </text:span><text:span text:style-name="T20">identificación</text:span><text:span text:style-name="T16"> de impresiones de huellas dactilares. </text:span><text:span text:style-name="T18">Estos sistemas son </text:span><text:span text:style-name="T20">básicamente</text:span><text:span text:style-name="T18"> sistemas de reconocimiento de patrones, en los cuales primero es necesario adecuar la imagen original para su tratamiento, luego se realiza un </text:span><text:span text:style-name="T20">análisis</text:span><text:span text:style-name="T18"> en el cual se extraen </text:span><text:span text:style-name="T20">características</text:span><text:span text:style-name="T18"> relevantes, y finalmente estas </text:span><text:span text:style-name="T20">características</text:span><text:span text:style-name="T18"> se utilizan para realizar una </text:span><text:span text:style-name="T20">comparación</text:span><text:span text:style-name="T18"> con otras huellas. </text:span><text:span text:style-name="T19">En este proyecto vamos a construir un sistema que reali</text:span><text:span text:style-name="T20">c</text:span><text:span text:style-name="T19">e todos estos pasos.</text:span></text:p>
        <text:p text:style-name="P10"/>
        <text:p text:style-name="P18">Objetivos</text:p>
        <text:p text:style-name="P20">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21">En particular, sera necesario:</text:p>
        <text:list xml:id="list1455965527" text:style-name="L1">
          <text:list-item>
            <text:p text:style-name="P35">Elegir las herramientas.</text:p>
          </text:list-item>
          <text:list-item>
            <text:p text:style-name="P35">Configurar el entorno de desarrollo.</text:p>
          </text:list-item>
          <text:list-item>
            <text:p text:style-name="P35">Conseguir huellas de muestra.</text:p>
          </text:list-item>
          <text:list-item>
            <text:p text:style-name="P35">Diseñar e implementar la interfaz de usuario.</text:p>
          </text:list-item>
          <text:list-item>
            <text:p text:style-name="P37">Implementación de modulo de preprocesado de huellas.</text:p>
          </text:list-item>
          <text:list-item>
            <text:p text:style-name="P37">Implementación de modulo de análisis de huellas.</text:p>
          </text:list-item>
          <text:list-item>
            <text:p text:style-name="P37">Implementación de modulo de comparación de huellas.</text:p>
          </text:list-item>
          <text:list-item>
            <text:p text:style-name="P37">Integrar una base de datos.</text:p>
          </text:list-item>
          <text:list-item>
            <text:p text:style-name="P37">Incorporación de métodos alternativos a los módulos.</text:p>
          </text:list-item>
        </text:list>
        <text:p text:style-name="P23"/>
        <text:p text:style-name="P24"/>
        <text:p text:style-name="P18">Metodología a emplear</text:p>
        <text:p text:style-name="P11"><text:span text:style-name="T36">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37">programación</text:span><text:span text:style-name="T36">, </text:span><text:span text:style-name="T37">librerías</text:span><text:span text:style-name="T36"> adicionales, frameworks, IDE, control de </text:span><text:span text:style-name="T37">versión</text:span><text:span text:style-name="T36">, </text:span><text:span text:style-name="T37">etc. </text:span><text:span text:style-name="T6">Lo siguiente es </text:span><text:span text:style-name="T7">diseñar la solución, la misma sera de la manera mas modular posible, para maximizar la extensibilidad y minimizar la deuda técnica. <text:s/>Lo siguiente es tener una primera versión del programa en funcionamiento, p</text:span><text:span text:style-name="T6">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huellas que se ingresan. </text:span><text:span text:style-name="T8">Una vez que contamos con una versión en funcionamiento, se procede a </text:span><text:soft-page-break/><text:span text:style-name="T8">incorporar nuevos métodos, para esto es necesario</text:span><text:span text:style-name="T6"> investigar distintos método</text:span><text:span text:style-name="T8">s</text:span><text:span text:style-name="T6"> posibles para cada uno de los módulos, implementarlos e incorporarlos. Se documentara el código paralelamente al desarrollo de la aplicación y se realizaran refactorizaci</text:span><text:span text:style-name="T9">ó</text:span><text:span text:style-name="T6">nes si</text:span><text:span text:style-name="T7">empre que sea necesario.</text:span></text:p>
        <text:p text:style-name="P10"/>
        <text:p text:style-name="P10"/>
        <text:p text:style-name="P18">Actividades y Cronograma Tentativo</text:p>
        <text:p text:style-name="P33"/>
        <text:p text:style-name="P33">Para el desarrollo del Proyecto Final propuesto se prevén las siguientes actividades y estimaciones de tiempo:</text:p>
        <text:p text:style-name="P13">A1: Estudio del problema y planteo de <text:span text:style-name="T32">soluci</text:span><text:bookmark-start text:name="__DdeLink__1207_1877772414"/><text:span text:style-name="T32">ó</text:span><text:bookmark-end text:name="__DdeLink__1207_1877772414"/><text:span text:style-name="T32">n.</text:span></text:p>
        <text:p text:style-name="P13">A2: <text:span text:style-name="T32">Evaluación</text:span> y <text:span text:style-name="T32">elección</text:span> de herramientas.</text:p>
        <text:p text:style-name="P13">A3: <text:span text:style-name="T32">Obtención</text:span> de huellas <text:span text:style-name="T41">y búsqueda de conjuntos de datos</text:span>.</text:p>
        <text:p text:style-name="P13">A4: Diseño e <text:span text:style-name="T32">implementación</text:span> de GUI.</text:p>
        <text:p text:style-name="P13">A5: Diseño de <text:span text:style-name="T32">módulos</text:span> de preprocesado, <text:span text:style-name="T32">análisis</text:span> y <text:span text:style-name="T32">comparación.</text:span></text:p>
        <text:p text:style-name="P14">A6: <text:span text:style-name="T33">I</text:span>ncorporación de método<text:span text:style-name="T33"> de esqueletizado al modulo de preprocesado</text:span>.</text:p>
        <text:p text:style-name="P13">A7: Incorporación de método <text:span text:style-name="T10">de </text:span><text:span text:style-name="T13">detección</text:span><text:span text:style-name="T10"> de minucias al modulo de preprocesado</text:span>.</text:p>
        <text:p text:style-name="P26">A8: <text:span text:style-name="T39">Incorporación</text:span> de método de <text:span text:style-name="T39">descripción</text:span> de minucias al modulo de preprocesado.</text:p>
        <text:p text:style-name="P14">A8: Incorporación de método <text:span text:style-name="T11">de matching al modulo de </text:span><text:span text:style-name="T13">comparación.</text:span></text:p>
        <text:p text:style-name="P13">A9: Integración de base de datos.</text:p>
        <text:p text:style-name="P14">A1<text:span text:style-name="T14">0</text:span>: Implementación <text:span text:style-name="T38">e </text:span><text:span text:style-name="T39">incorporación</text:span><text:span text:style-name="T38"> </text:span><text:span text:style-name="T12">de métodos avanzados de preprocesamiento.</text:span></text:p>
        <text:p text:style-name="P27">A1<text:span text:style-name="T40">1</text:span>: <text:span text:style-name="T39">Implementación</text:span><text:span text:style-name="T34"> e </text:span><text:span text:style-name="T39">incorporación</text:span><text:span text:style-name="T34"> de </text:span><text:span text:style-name="T39">métodos</text:span><text:span text:style-name="T34"> </text:span><text:span text:style-name="T39">específicos</text:span><text:span text:style-name="T34"> de </text:span><text:span text:style-name="T39">detección</text:span><text:span text:style-name="T34"> y </text:span><text:span text:style-name="T39">descripción</text:span><text:span text:style-name="T34"> de minucias al modulo de </text:span><text:span text:style-name="T39">análisis.</text:span></text:p>
        <text:p text:style-name="P28">A1<text:span text:style-name="T40">2</text:span>: <text:span text:style-name="T39">Implementación</text:span> e <text:span text:style-name="T39">incorporación</text:span> de <text:span text:style-name="T39">métodos</text:span> <text:span text:style-name="T39">específicos</text:span> de matching al modulo de <text:span text:style-name="T39">comparación.</text:span> </text:p>
        <text:p text:style-name="P42">A1<text:span text:style-name="T40">3</text:span>: Refactorizaci<text:span text:style-name="T32">ó</text:span>nes necesarias, limpie<text:span text:style-name="T35">z</text:span>a de <text:span text:style-name="T39">código</text:span>, debugging.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2"/>
          <table:table-column table:style-name="Table1.I"/>
          <table:table-column table:style-name="Table1.J"/>
          <table:table-column table:style-name="Table1.B"/>
          <table:table-column table:style-name="Table1.F"/>
          <table:table-column table:style-name="Table1.B" table:number-columns-repeated="2"/>
          <table:table-column table:style-name="Table1.C"/>
          <table:table-column table:style-name="Table1.B"/>
          <table:table-column table:style-name="Table1.Q"/>
          <table:table-row table:style-name="Table1.1">
            <table:table-cell table:style-name="Table1.A1" office:value-type="string">
              <text:p text:style-name="P39"><text:s text:c="2"/>Semana<text:line-break/>Actividad</text:p>
            </table:table-cell>
            <table:table-cell table:style-name="Table1.B1" office:value-type="string">
              <text:p text:style-name="P40">1</text:p>
            </table:table-cell>
            <table:table-cell table:style-name="Table1.B1" office:value-type="string">
              <text:p text:style-name="P40">2</text:p>
            </table:table-cell>
            <table:table-cell table:style-name="Table1.B1" office:value-type="string">
              <text:p text:style-name="P40">3</text:p>
            </table:table-cell>
            <table:table-cell table:style-name="Table1.B1" office:value-type="string">
              <text:p text:style-name="P40">4</text:p>
            </table:table-cell>
            <table:table-cell table:style-name="Table1.B1" office:value-type="string">
              <text:p text:style-name="P40">5</text:p>
            </table:table-cell>
            <table:table-cell table:style-name="Table1.B1" office:value-type="string">
              <text:p text:style-name="P40">6</text:p>
            </table:table-cell>
            <table:table-cell table:style-name="Table1.B1" office:value-type="string">
              <text:p text:style-name="P40">7</text:p>
            </table:table-cell>
            <table:table-cell table:style-name="Table1.B1" office:value-type="string">
              <text:p text:style-name="P40">8</text:p>
            </table:table-cell>
            <table:table-cell table:style-name="Table1.B1" office:value-type="string">
              <text:p text:style-name="P40">9</text:p>
            </table:table-cell>
            <table:table-cell table:style-name="Table1.B1" office:value-type="string">
              <text:p text:style-name="P40">10</text:p>
            </table:table-cell>
            <table:table-cell table:style-name="Table1.B1" office:value-type="string">
              <text:p text:style-name="P40">11</text:p>
            </table:table-cell>
            <table:table-cell table:style-name="Table1.B1" office:value-type="string">
              <text:p text:style-name="P40">12</text:p>
            </table:table-cell>
            <table:table-cell table:style-name="Table1.B1" office:value-type="string">
              <text:p text:style-name="P40">13</text:p>
            </table:table-cell>
            <table:table-cell table:style-name="Table1.B1" office:value-type="string">
              <text:p text:style-name="P40">14</text:p>
            </table:table-cell>
            <table:table-cell table:style-name="Table1.B1" office:value-type="string">
              <text:p text:style-name="P40">15</text:p>
            </table:table-cell>
            <table:table-cell table:style-name="Table1.Q1" office:value-type="string">
              <text:p text:style-name="P40">16</text:p>
            </table:table-cell>
          </table:table-row>
          <table:table-row table:style-name="Table1.2">
            <table:table-cell table:style-name="Table1.A2" office:value-type="string">
              <text:p text:style-name="P40">A1</text:p>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3">
            <table:table-cell table:style-name="Table1.A2" office:value-type="string">
              <text:p text:style-name="P40">A2</text:p>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4">
            <table:table-cell table:style-name="Table1.A2" office:value-type="string">
              <text:p text:style-name="P40">A3</text:p>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5">
            <table:table-cell table:style-name="Table1.A2" office:value-type="string">
              <text:p text:style-name="P40">A4</text:p>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6">
            <table:table-cell table:style-name="Table1.A2" office:value-type="string">
              <text:p text:style-name="P40">A5</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7">
            <table:table-cell table:style-name="Table1.A2" office:value-type="string">
              <text:p text:style-name="P40">A6</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8">
            <table:table-cell table:style-name="Table1.A2" office:value-type="string">
              <text:p text:style-name="P40">A7</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9">
            <table:table-cell table:style-name="Table1.A2" office:value-type="string">
              <text:p text:style-name="P40">A8</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10">
            <table:table-cell table:style-name="Table1.A2" office:value-type="string">
              <text:p text:style-name="P40">A9</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11">
            <table:table-cell table:style-name="Table1.A2" office:value-type="string">
              <text:p text:style-name="P40">A10</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12">
            <table:table-cell table:style-name="Table1.A2" office:value-type="string">
              <text:p text:style-name="P40">A11</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B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2" office:value-type="string">
              <text:p text:style-name="P40"/>
            </table:table-cell>
          </table:table-row>
          <table:table-row table:style-name="Table1.13">
            <table:table-cell table:style-name="Table1.A2" office:value-type="string">
              <text:p text:style-name="P40">A12</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B2" office:value-type="string">
              <text:p text:style-name="P40"/>
            </table:table-cell>
            <table:table-cell table:style-name="Table1.B2" office:value-type="string">
              <text:p text:style-name="P40"/>
            </table:table-cell>
            <table:table-cell table:style-name="Table1.Q2" office:value-type="string">
              <text:p text:style-name="P40"/>
            </table:table-cell>
          </table:table-row>
          <table:table-row table:style-name="Table1.14">
            <table:table-cell table:style-name="Table1.A2" office:value-type="string">
              <text:p text:style-name="P40">A13</text:p>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Q14" office:value-type="string">
              <text:p text:style-name="P40"/>
            </table:table-cell>
          </table:table-row>
        </table:table>
        <text:p text:style-name="P38"/>
        <text:p text:style-name="P36">Paralelamente al desarrollo de estas actividades se procederá a la preparación del Informe correspondiente al Proyecto Final.</text:p>
        <text:p text:style-name="P36"><text:span text:style-name="T47">L</text:span>a realización de este proyecto comenzó el 04/01/2021 y se estima una duración de 16 semanas a partir de esa fecha.</text:p>
        <text:p text:style-name="P33"><text:soft-page-break/></text:p>
        <text:p text:style-name="P18">Vinculación con Proyectos de Investigación del DCIC</text:p>
        <text:p text:style-name="P17"/>
        <text:p text:style-name="P34">Indicar si la propuesta se encuentra vinculada a algún proyecto de investigación del DCIC. Esto es algo que el director debe informar.</text:p>
        <text:p text:style-name="P10"/>
        <text:p text:style-name="P10"/>
        <text:p text:style-name="P10"/>
        <text:p text:style-name="P10"/>
        <text:p text:style-name="P25">Firma de los involucrados</text:p>
        <text:p text:style-name="P10"/>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5cm" loext: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cm" fo:margin-bottom="0.245cm" loext:contextual-spacing="false" fo:line-height="120%"/>
    </style:style>
    <style:style style:name="Caption" style:family="paragraph" style:parent-style-name="Standard" style:default-outline-level="" style:class="extra">
      <style:paragraph-properties fo:margin-top="0.21cm" fo:margin-bottom="0.21cm" loext: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1cm" loext:contextual-spacing="false" fo:orphans="0" fo:widows="0" fo:text-indent="0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2.794cm"/>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1.27cm" fo:margin-right="0cm" fo:text-indent="-0.758cm"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2.54cm" fo:margin-right="0cm" fo:text-indent="-0.758cm"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3.81cm" fo:margin-right="0cm" fo:text-indent="-0.758cm"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5.08cm" fo:margin-right="0cm" fo:text-indent="-0.758cm"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423cm" fo:margin-bottom="0.21cm" loext:contextual-spacing="false" fo:text-align="center" style:justify-single-word="false" fo:orphans="0" fo:widows="0"/>
      <style:text-properties style:use-window-font-color="true"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508cm" fo:margin-right="0cm" fo:text-indent="-0.508cm"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58cm"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2.794cm"/>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24T11:55:12.257335400</dc:date>
    <meta:editing-duration>PT3H7M20S</meta:editing-duration>
    <meta:editing-cycles>68</meta:editing-cycles>
    <meta:document-statistic meta:table-count="1" meta:image-count="0" meta:object-count="0" meta:page-count="4" meta:paragraph-count="85" meta:word-count="829" meta:character-count="5428" meta:non-whitespace-character-count="4679"/>
  </office:meta>
</office:document-meta>
</file>